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50bc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150bc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DdeLink__33348_3949811661"/><text:span text:style-name="Titre_20_1_20_Car">[</text:span>سُورَةُ مَرْيَمَ]<text:bookmark-end text:name="__DdeLink__33348_3949811661"/>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bookmark-start text:name="__DdeLink__33351_3949811661"/><text:span text:style-name="T1">كَٓهۭيۭعَٓصَٓؐ ذِكْرُ رَحْمَــتِ رَبِّــكَ عَبْدَهُ„ زَكَرۣيَّآءَ </text:span><text:span text:style-name="T2">(1)</text:span><text:span text:style-name="T1"> اۭذْ نَادۭيٰ رَبَّهُ„ نِدَآءٗ خَفِيّاًؐ </text:span><text:span text:style-name="T2">(2)</text:span><text:span text:style-name="T1"> قَالَ رَبِّ إِنِّى وَهَنَ </text:span><text:span text:style-name="T4">۰</text:span><text:span text:style-name="T1">لْعَظْمُ مِنِّى وَاشْتَعَلَ </text:span><text:span text:style-name="T4">۰</text:span><text:span text:style-name="T1">لرَّأْسسسُ شَيْباً وَلَمَ اَكُنۢ بِدُعَآئِــكَ رَبِّ شَقِيّاًؐ </text:span><text:span text:style-name="T2">(3)</text:span><text:span text:style-name="T1"> وَإِنِّى خِفْتُ </text:span><text:span text:style-name="T4">۴</text:span><text:span text:style-name="T1">لْمَوَ؛لِيَ مِنْ وَّرَآءِى وَكَانَــتِ 'مْرَأَتِى عَاقِراً فَهَــبْ لِى مِــن لَّدُنــكَ وَلِيّاً </text:span><text:span text:style-name="T2">(4)</text:span><text:span text:style-name="T1"> يَرۣثُنِى وَيَرۣثُ مِــنَ —الِ يَعْقُوبَؐ وَاجْعَلْهُ رَبِّ رَضِيّاًؐ </text:span><text:span text:style-name="T2">(5)</text:span><text:span text:style-name="T1"> ® يَـٰزَكَرۣيَّآءُ اِ۬نَّا نُبَشِّرُكككَ بِغُچَـمٖ 'سْمُهُ„ يَحْيۭيٰ لَمْ نَجْعَل لَّهُ„ مِن قَبْلُ سَمِيّاًؐ </text:span><text:span text:style-name="T2">(6)</text:span><text:span text:style-name="T1"> قَالَ رَبِّ أَنّۭيٰ يَكُونُ لِى غُچَمٌ وَكَانَتِ 'مْرَأَتِى عَاقِراً وَقَدْ بَلَغْتُ مِــنَ </text:span><text:span text:style-name="T4">۰</text:span><text:span text:style-name="T1">لْكِبَرۣ عُتِيّاًؐ </text:span><text:span text:style-name="T2">(7)</text:span><text:span text:style-name="T1"> قَالَ كَذَ؛لِــكَ قَالَ رَبُّــكَ هُوَ عَلَــيَّ هَيِّنٌ وَقَدْ خَلَقْتُــكَ مِــن قَبْلُ وَلَمْ تَكُ شَيْـٔاًؐ </text:span><text:span text:style-name="T2">(8)</text:span><text:span text:style-name="T1"> قَالَ رَبِّ 'جْعَل لِّيَ ءَايَةًؐ قَالَ ءَايَتُــكَ أَلاَّ تُكَلِّمَ </text:span><text:span text:style-name="T4">۰</text:span><text:span text:style-name="T1">لنَّاسسسَ ثَچَثَ لَيَالٍ سَوۣيّاًؐ </text:span><text:span text:style-name="T2">(9)</text:span><text:span text:style-name="T1"> فَخَرَجَ عَلَيٰ قَوْمِهِ” مِــنَ </text:span><text:span text:style-name="T4">۰</text:span><text:span text:style-name="T1">ڤْمِحْرَابِ فَأَوْحۭيٰٓ إِلَيْهِمُ; أَن سَبِّحُواْ بُكْرَةً وَعَشِيّاًؐ </text:span><text:span text:style-name="T2">(10)</text:span><text:span text:style-name="T1"> يَـٰيَحْيۭــيٰ خُذِ </text:span><text:span text:style-name="T4">۱</text:span><text:span text:style-name="T1">لْكِتَـٰــبَ بِقُوَّةٍؐ وَءَاتَيْنَـٰهُ </text:span><text:span text:style-name="T4">۴</text:span><text:span text:style-name="T1">لْحُكْمَ صَبِيّاًؐ </text:span><text:span text:style-name="T2">(11)</text:span><text:span text:style-name="T1"> وَحَنَاناً مِّــن لَّدُنَّا وَزَكَوٰةًؐ وَكَانَ تَقِيّاًؐ </text:span><text:span text:style-name="T2">(12)</text:span><text:span text:style-name="T1"> وَبَرّاَۢ بِوَ؛لِدَيْهِ وَلَمْ يَكُن جَبَّاراٗ عَصِيّاًؐ </text:span><text:span text:style-name="T2">(13)</text:span><text:span text:style-name="T1"> وَسَچَم٘ عَلَيْهِ يَوْمَ وُلِدَ وَيَوْمَ يَمُوتُ وَيَوْمَ يُبْعَــثُ حَيّاًؐ </text:span><text:span text:style-name="T2">(14)</text:span><text:span text:style-name="T1"> وَاذْكُرْ فِى </text:span><text:span text:style-name="T4">۱</text:span><text:span text:style-name="T1">لْكِتَـٰــبِ مَرْيَمَ إِذِ 'نتَبَذَتْ مِــنَ اَهْلِهَا مَكَاناً شَرْقِيّاً </text:span><text:span text:style-name="T2">(15)</text:span><text:span text:style-name="T1"> فَاتَّخَذَتْ مِن دُونِهِمْ حِجَاباًؐ فَأَرْسَلْنَآ إِلَيْهَا رُوحَنَا فَتَمَثَّــلَ لَهَا بَشَراً سَوۣيّاًؐ </text:span><text:span text:style-name="T2">(16)</text:span><text:span text:style-name="T1"> قَالَتِ اِنِّــيَ أَعُوذُ بِالرَّحْمَـٰنِ مِنــكَ إِن كُنــتَ تَقِيّاًؐ </text:span><text:span text:style-name="T2">(17)</text:span><text:span text:style-name="T1"> قَالَ إِنَّمَآ أَنَا رَسُولُ رَبِّــكِ ¡هَبَ لَــكِ غُچَماً زَكِيّاًؐ </text:span><text:span text:style-name="T2">(18)</text:span><text:span text:style-name="T1"> قَالَتَ اَنّۭــيٰ يَكُونُ لِى غُچَمٌ وَلَمْ يَمْسَسْنِى بَشَرٌ وَلَمَ اَكُ بَغِيّاًؐ </text:span><text:span text:style-name="T2">(19)</text:span><text:span text:style-name="T1"> قَالللَ كَذَ؛لِــكِ قَالَ رَبُّــكِ هُوَ </text:span><text:soft-page-break/><text:span text:style-name="T1">عَلَيَّ هَيِّنٌؐ وَڤِنَجْعَلَهُ; ءَايَةً لِّلنَّاسِ وَرَحْمَةً مِّنَّاؐ وَكَانَ أَمْراً مَّقْضِيّاًؐ </text:span><text:span text:style-name="T2">(20) </text:span><text:span text:style-name="T1">¥ فَحَمَلَتْهُ فَانتَبَذَتْ بِهِ” مَكَاناً قَصِيّاًؐ </text:span><text:span text:style-name="T2">(21)</text:span><text:span text:style-name="T1"> فَأَجَآءَهَا </text:span><text:span text:style-name="T4">۰</text:span><text:span text:style-name="T1">ڤْمَخَاضُ إِلَيٰ جِذْعِ </text:span><text:span text:style-name="T4">۱</text:span><text:span text:style-name="T1">لنَّخْلَةِ قَالَتْ يَـٰلَيْتَنِى مِتُّ قَبْــلَ هَـٰذَا وَكُنــتُ نِسْياً مَّنسِيّاًؐ </text:span><text:span text:style-name="T2">(22)</text:span><text:span text:style-name="T1"> فَنَادۭيٰهَا مِــن تَحْتِهَآ أَلاَّ تَحْزَنِى قَدْ جَعَلَ رَبُّــكِ تَحْتَــكِ سَرۣيّاًؐ </text:span><text:span text:style-name="T2">(23)</text:span><text:span text:style-name="T1"> وَهُزّۣىٓ إِلَيْــكِ بِجِذْعِ </text:span><text:span text:style-name="T4">۱</text:span><text:span text:style-name="T1">ڤنَّخْلَةِ تَسَّـٰقَطْ عَلَيْــكِ رُطَباً جَنِيّاًؐ </text:span><text:span text:style-name="T2">(24)</text:span><text:span text:style-name="T1"> فَكُلِى وَاشْرَبِى وَقَرّۣى عَيْناًؐ فَإِمَّا تَرَيِنَّ مِنَ </text:span><text:span text:style-name="T4">۰</text:span><text:span text:style-name="T1">لْبَشَرۣ أَحَداً فَقُولِىٓ إِنِّى نَذَرْتُ لِلرَّحْمَـٰــنۣ صَوْماً فَلَنُ </text:span><text:span text:style-name="T4">۷</text:span><text:span text:style-name="T1">كَلِّمَ </text:span><text:span text:style-name="T4">۰</text:span><text:span text:style-name="T1">لْيَوْمَ إِنسِيّاًؐ </text:span><text:span text:style-name="T2">(25)</text:span><text:span text:style-name="T1"> فَأَتَتْ بِهِ” قَوْمَهَا تَحْمِلُهُؐ, قَالُواْ يَـٰمَرْيَمُ لَقَدْ جِيؔــتِ شَيْـٔاً فَرۣيّاًؐ </text:span><text:span text:style-name="T2">(26)</text:span><text:span text:style-name="T1"> يَـٰٓٱُخْــتَ هَـٰرُونَ مَا كَانَ أَبُوكككِ 'مْرَأَ سَوْءٍ وَمَا كَانَــتُ </text:span><text:span text:style-name="T4">۷</text:span><text:span text:style-name="T1">مُّــكِ بَغِيّاًؐ </text:span><text:span text:style-name="T2">(27)</text:span><text:span text:style-name="T1"> فَأَشَارَتِ اِلَيْهِؐ قَالُواْ كَيْفَ نُكَلِّمُ مَــن كَانَ فِى </text:span><text:span text:style-name="T4">۱</text:span><text:span text:style-name="T1">لْمَهْدِ صَبِيّاًؐ </text:span><text:span text:style-name="T2">(28)</text:span><text:span text:style-name="T1"> قَالَ إِنِّى عَبْدُ </text:span><text:span text:style-name="T4">۴</text:span><text:span text:style-name="T1">للَّهِ ءَاتۭيٰنِــيَ </text:span><text:span text:style-name="T4">۰</text:span><text:span text:style-name="T1">لْكِتَـٰبَ وَجَعَلَنِى نَبِيٓــٔاً </text:span><text:span text:style-name="T2">(29)</text:span><text:span text:style-name="T1"> وَجَعَلَنِى مُبَـٰرَكاٗ اَيْــنَ مَا كُنــتُ وَأَوْصۭـٰنِى بِالصَّلَوٰةِ وَالزَّكَوٰةِ مَا دُمْتُ حَيّاً </text:span><text:span text:style-name="T2">(30)</text:span><text:span text:style-name="T1"> وَبَرّاَۢ بِوَ؛لِدَتِىؐ وَلَمْ يَجْعَلْنِى جَبَّاراً شَقِيّاًؐ </text:span><text:span text:style-name="T2">(31)</text:span><text:span text:style-name="T1"> وَالسَّچَمُ عَلَيَّ يَوْمَ وُلِدتُّ وَيَوْمَ أَمُوتُ وَيَوْمَ ٱُبْعَثُ حَيّاًؐ </text:span><text:span text:style-name="T2">(32)</text:span><text:span text:style-name="T1"> ذَ؛لِــكَ عِيسَي "بْنُ مَرْيَمَؐ قَوْلُ </text:span><text:span text:style-name="T4">۴</text:span><text:span text:style-name="T1">لْحَقِّ </text:span><text:span text:style-name="T4">۱ﻟ﮲</text:span><text:span text:style-name="T1"> فِيهِ يَمْتَرُونَؐ </text:span><text:span text:style-name="T2">(33) </text:span><text:span text:style-name="T1">مَا كَانَ لِلهِ أَنْ يَّتَّخِذَ مِنْ وَّلَدٍؐ سُبْحَـٰنَهُؐ; إِذَا قَضۭــيٰٓ أَمْراً فَإِنَّمَا يَقُولُ لَهُ„ كُنؐ فَيَكُونُؐ </text:span><text:span text:style-name="T2">(34)</text:span><text:span text:style-name="T1"> وَأَنَّ </text:span><text:span text:style-name="T4">۰</text:span><text:span text:style-name="T1">للَّهَ رَبِّى وَرَبُّكُمْ فَاعْبُدُوهُؐ هَـٰذَا صِرَ؛طٌ مُّسْتَقِيمٌؐ </text:span><text:span text:style-name="T2">(35)</text:span><text:span text:style-name="T1"> فَاخْتَلَفَ </text:span><text:span text:style-name="T4">۰</text:span><text:span text:style-name="T1">لاَحْزَابببُ مِـنۢ بَيْنِهِمْؐ فَوَيْلٌ لِّلذِيــنَ كَفَرُواْ مِــن مَّشْهَدِ يَوْمٖ عَظِيمٖؐ </text:span><text:span text:style-name="T2">(36)</text:span><text:span text:style-name="T1"> اَسْمِعْ بِهِمْ وَأَبْصِرْ يَوْمَ يَاتُونَنَاؐ چَكِنِ </text:span><text:span text:style-name="T4">۱</text:span><text:span text:style-name="T1">لظَّـٰلِمُونَ </text:span><text:span text:style-name="T4">۰</text:span><text:span text:style-name="T1">لْيَوْمَ فِى ضَچَلٍ مُّبِينٍؐ </text:span><text:span text:style-name="T2">(37)</text:span><text:span text:style-name="T1"> وَأَنذِرْهُمْ يَوْمَ </text:span><text:span text:style-name="T4">۰</text:span><text:span text:style-name="T1">لْحَسْرَةِ إِذْ قُضِــيَ </text:span><text:span text:style-name="T4">۰</text:span><text:span text:style-name="T1">لاَمْرُ وَهُمْ فِى غَفْلَةٍ </text:span><text:soft-page-break/><text:span text:style-name="T1">وَهُمْ لاَ يُومِنُونَؐ </text:span><text:span text:style-name="T2">(38)</text:span><text:span text:style-name="T1"> إِنَّا نَحْنُ نَرۣثُ </text:span><text:span text:style-name="T4">۴</text:span><text:span text:style-name="T1">لاَرْضَ وَمَنْ عَلَيْهَاؐ وَإِلَيْنَا يُرْجَعُونَؐ </text:span><text:span text:style-name="T2">(39)</text:span><text:span text:style-name="T1"> ® وَاذْكُرْ فِى </text:span><text:span text:style-name="T4">۱</text:span><text:span text:style-name="T1">لْكِتَـٰــبِ إِبْرَ؛هِيمَ </text:span><text:span text:style-name="T2">(40)</text:span><text:span text:style-name="T1"> إِنَّهُ„ كَانَ صِدِّيقاً نَّبِيٓــٔاٗ </text:span><text:span text:style-name="T2">(41)</text:span><text:span text:style-name="T1"> اِذْ قَالَ لَأِبِيهِ يَـٰٓأَبَــتِ لِمَ تَعْبُدُ مَا لاَ يَسْمَعُ وَلاَ يُبْصِرُ وَلاَ يُغْنِى عَنــكَ شَيْـٔاًؐ </text:span><text:span text:style-name="T2">(42)</text:span><text:span text:style-name="T1"> يَـٰٓأَبَــتِ إِنِّى قَدْ جَآءَنِى مِــنَ </text:span><text:span text:style-name="T4">۰</text:span><text:span text:style-name="T1">لْعِلْمِ مَا لَمْ يَاتِــكَ فَاتَّبِعْنِىٓ أَهْدِكَ صِرَ؛طاً سَوۣيّاًؐ </text:span><text:span text:style-name="T2">(43)</text:span><text:span text:style-name="T1"> يَـٰٓأَبَــتِ لاَ تَعْبُدِ </text:span><text:span text:style-name="T4">۱</text:span><text:span text:style-name="T1">لشَّيْطَـٰنَؐ إِنَّ </text:span><text:span text:style-name="T4">۰</text:span><text:span text:style-name="T1">لشَّيْطَـٰــنَ كَانَ لِلرَّحْمَـٰــنۣ عَصِيّاًؐ </text:span><text:span text:style-name="T2">(44)</text:span><text:span text:style-name="T1"> يَـٰٓأَبَــتِ إِنِّــيَ أَخَافُ أَنْ يَّمَسَّــكَ عَذَابٌ مِّنَ </text:span><text:span text:style-name="T4">۰</text:span><text:span text:style-name="T1">لرَّحْمَـٰنِ فَتَكُونَ لِلشَّيْطَـٰنِ وَلِيّاًؐ </text:span><text:span text:style-name="T2">(45)</text:span><text:span text:style-name="T1"> قَالَ أَرَاغِب٘ اَنتَ عَــنَ —الِهَتِىؐ يَـٰٓإِبْرَ؛هِيمُ لَئِن لَّمْ تَنتَهِ لَأَرْجُمَنَّــكَ وَاهْجُرْنِى مَلِيّاًؐ </text:span><text:span text:style-name="T2">(46)</text:span><text:span text:style-name="T1"> قَالَ سَچَم٘ عَلَيْــكَ سَأَسْتَغْفِرُ لَــكَ رَبِّيَ إِنَّهُ„ كَانَ بِى حَفِيّاً </text:span><text:span text:style-name="T2">(47)</text:span><text:span text:style-name="T1"> وَأَعْتَزۣلُكُمْ وَمَا تَدْعُونَ مِن دُونِ </text:span><text:span text:style-name="T4">۱</text:span><text:span text:style-name="T1">للَّهِ وَأَدْعُواْ رَبِّى عَسۭــيٰٓ أَلٓاَّ أَكُونَ بِدُعَآءِ رَبِّى شَقِيّاًؐ </text:span><text:span text:style-name="T2">(48)</text:span><text:span text:style-name="T1"> فَلَمَّا "عْتَزَلَهُمْ وَمَا يَعْبُدُونَ مِن دُونِ </text:span><text:span text:style-name="T4">۱</text:span><text:span text:style-name="T1">للَّهِ وَهَبْنَا لَهُ; إِسْحَـٰقَ وَيَعْقُوبَؐ وَكُلًاّ جَعَلْنَا نَبِيٓــٔاًؐ </text:span><text:span text:style-name="T2">(49)</text:span><text:span text:style-name="T1"> وَوَهَبْنَا لَهُم مِّن رَّحْمَتِنَا وَجَعَلْنَا لَهُمْ لِسَانَ صِدْقٖ عَلِيّاًؐ </text:span><text:span text:style-name="T2">(50)</text:span><text:span text:style-name="T1"> وَاذْكُرْ فِى </text:span><text:span text:style-name="T4">۱</text:span><text:span text:style-name="T1">لْكِتَـٰــبِ مُوسۭيٰٓ إِنَّهُ„ كَانننَ مُخْلِصاً وَكَانَ رَسُولًا نَّبِيٓــٔاًؐ </text:span><text:span text:style-name="T2">(51)</text:span><text:span text:style-name="T1"> وَنَـٰدَيْنَـٰهُ مِن جَانِــبِ </text:span><text:span text:style-name="T4">۱</text:span><text:span text:style-name="T1">لطُّورۣ </text:span><text:span text:style-name="T4">۱</text:span><text:span text:style-name="T1">لاَيْمَنِ وَقَرَّبْنَـٰهُ نَجِيّاًؐ </text:span><text:span text:style-name="T2">(52)</text:span><text:span text:style-name="T1"> وَوَهَبْنَا لَهُ„ مِن رَّحْمَتِنَآ أَخَاهُ هَـٰرُونَ نَبِيٓــٔاًؐ </text:span><text:span text:style-name="T2">(53)</text:span><text:span text:style-name="T1"> وَاذْكُرْ فِى </text:span><text:span text:style-name="T4">۱</text:span><text:span text:style-name="T1">لْكِتَـٰــبِ إِسْمَـٰعِيلَ إِنَّهُ„ كَانَ صَادِقَ </text:span><text:span text:style-name="T4">۰</text:span><text:span text:style-name="T1">لْوَعْدِ وَكَانَ رَسُولًا نَّبِيٓــٔاً </text:span><text:span text:style-name="T2">(54)</text:span><text:span text:style-name="T1"> وَكَانَ يَامُرُ أَهْلَهُ„ بِالصَّلَوٰةِ وَالزَّكَوٰةِؐ وَكَانَ عِندَ رَبِّهِ” مَرْضِيّاًؐ </text:span><text:span text:style-name="T2">(55)</text:span><text:span text:style-name="T1"> وَاذْكُرْ فِى </text:span><text:span text:style-name="T4">۱</text:span><text:span text:style-name="T1">لْكِتَـٰــبِ إِدْرۣيـسَ إِنَّهُ„ كَانَ صِدِّيقاً نَّبِيٓـــٔاًؐ </text:span><text:span text:style-name="T2">(56)</text:span><text:span text:style-name="T1"> وَرَفَعْنَـٰهُ مَكَاناٗ عَلِيّــاٗؐ </text:span><text:span text:style-name="T2">(57)</text:span><text:span text:style-name="T1"> </text:span><text:span text:style-name="T4">۷</text:span><text:span text:style-name="T1">وْلَئِكَ </text:span><text:span text:style-name="T4">۰</text:span><text:span text:style-name="T1">لذِيــنَ أَنْعَمَ </text:span><text:span text:style-name="T4">۰</text:span><text:span text:style-name="T1">للَّهُ عَلَيْهِم مِّنَ </text:span><text:span text:style-name="T4">۰</text:span><text:span text:style-name="T1">لنَّبِيٓــٕـﯧــــنَ مِن </text:span><text:soft-page-break/><text:span text:style-name="T1">ذُرّۣيَّةِ ءَادَمَ وَمِمَّــنْ حَمَلْنَا مَعَ نُوحٍ وَمِن ذُرّۣيَّةِ إِبْرَ؛هِيمَ وَإِسْرَآءِيلَ وَمِمَّنْ هَدَيْنَا وَاجْتَبَيْنَآؐ إِذَا تُتْلۭــيٰ عَلَيْهِمُ; ءَايَـٰتُ </text:span><text:span text:style-name="T4">۴</text:span><text:span text:style-name="T1">لرَّحْمَـٰنِ خَرُّواْ سُجَّداً وَبُكِيّاًؐ ¦ </text:span><text:span text:style-name="T2">(58)</text:span><text:span text:style-name="T1"> © فَخَلَفَ مِنۢ بَعْدِهِمْ خَلْف٘ اَضَاعُواْ </text:span><text:span text:style-name="T4">۴</text:span><text:span text:style-name="T1">لصَّلَوٰةَ وَاتَّبَعُواْ </text:span><text:span text:style-name="T4">۴</text:span><text:span text:style-name="T1">لشَّهَوَ؛تِ فَسَوْفَ يَلْقَوْنَ غَيّاٗ </text:span><text:span text:style-name="T2">(59)</text:span><text:span text:style-name="T1"> اِلاَّ مَــن تَابَ وَءَامَنَ وَعَمِــلَ صَـٰڤِحاً فَٱُوْلَئِكَ يَدْخُلُونَ </text:span><text:span text:style-name="T4">۰</text:span><text:span text:style-name="T1">لْجَنَّةَ وَلاَ يُظْلَمُونَ شَيْـٔاً </text:span><text:span text:style-name="T2">(60)</text:span><text:span text:style-name="T1"> جَنَّـٰتِ عَدْنٖ </text:span><text:span text:style-name="T4">۱</text:span><text:span text:style-name="T1">لتِى وَعَدَ </text:span><text:span text:style-name="T4">۰</text:span><text:span text:style-name="T1">لرَّحْمَـٰنُ عِبَادَهُ„ بِالْغَيْــبِؐ إِنَّهُ„ كَانَ وَعْدُهُ„ مَاتِيّاًؐ </text:span><text:span text:style-name="T2">(61)</text:span><text:span text:style-name="T1"> لاَّ يَسْمَعُونَ فِيهَا لَغْواٗؐ اِلاَّ سَچَماًؐ وَلَهُمْ رۣزْقُهُمْ فِيهَا بُكْرَةً وَعَشِيّاًؐ </text:span><text:span text:style-name="T2">(62)</text:span><text:span text:style-name="T1"> تِلْــكَ </text:span><text:span text:style-name="T4">۰</text:span><text:span text:style-name="T1">لْجَنَّةُ </text:span><text:span text:style-name="T4">۴</text:span><text:span text:style-name="T1">لتِى نُورۣثُ مِنْ عِبَادِنَا مَــن كَانَ تَقِيّاًؐ </text:span><text:span text:style-name="T2">(63)</text:span><text:span text:style-name="T1"> وَمَا نَتَنَزَّلُ إِلاَّ بِأَمْرۣ رَبِّــكَؐ لَهُ„ مَا بَيْنَ أَيْدِينَا وَمَا خَلْفَنَا وَمَا بَيْــنَ ذَ؛لِــكَؐ وَمَا كَانَ رَبُّــكَ نَسِيّاًؐ </text:span><text:span text:style-name="T2">(64)</text:span><text:span text:style-name="T1"> رَّبُّ </text:span><text:span text:style-name="T4">۴</text:span><text:span text:style-name="T1">لسَّمَـٰوَ؛تِ وَالاَرْضِ وَمَا بَيْنَهُمَا فَاعْبُدْهُ وَاصْطَبِرْ لِعِبَـٰدَتِهِؐ” هَلْ تَعْلَمُ لَهُ„ سَمِيّاًؐ </text:span><text:span text:style-name="T2">(65)</text:span><text:span text:style-name="T1"> وَيَقُولُ </text:span><text:span text:style-name="T4">۴</text:span><text:span text:style-name="T1">لِانسَـٰنُ أَ.ذَا مَا مِــتُّ لَسَوْفَ ٱُخْرَجُ حَيّاٗؐ </text:span><text:span text:style-name="T2">(66)</text:span><text:span text:style-name="T1"> اَوَلاَ يَذْكُرُ </text:span><text:span text:style-name="T4">۴</text:span><text:span text:style-name="T1">لِانسَـٰــنُ أَنَّا خَلَقْنَـٰهُ مِن قَبْلُ وَلَمْ يَــكُ شَيْـٔاًؐ </text:span><text:span text:style-name="T2">(67)</text:span><text:span text:style-name="T1"> فَوَرَبِّــكَ ڤَنَحْشُرَنَّهُمْ وَالشَّيَـٰطِيــنَ ثُمَّ ڤَنُحْضِرَنَّهُمْ حَوْلَ جَهَنَّمَ جُثِيّاًؐ </text:span><text:span text:style-name="T2">(68)</text:span><text:span text:style-name="T1"> ثُمَّ لَنَنزۣعَــنَّ مِـن كُلِّ شِيعَةٖ اَيُّهُمُ; أَشَدُّ عَلَي </text:span><text:span text:style-name="T4">۰</text:span><text:span text:style-name="T1">لرَّحْمَـٰــنۣ عُتِيّاًؐ </text:span><text:span text:style-name="T2">(69)</text:span><text:span text:style-name="T1"> ثُمَّ ڤَنَحْــنُ أَعْلَمُ بِالذِينَ هُمُ; أَوْلۭيٰ بِهَا صُلِيّاًؐ </text:span><text:span text:style-name="T2">(70)</text:span><text:span text:style-name="T1"> وَإِن مِّنكُمُ; إِلاَّ وَارۣدُهَا كَانننَ عَلَيٰ رَبِّــكَ حَتْماً مَّقْضِيّاًؐ </text:span><text:span text:style-name="T2">(71)</text:span><text:span text:style-name="T1"> ثُمَّ نُـنَجّىِ </text:span><text:span text:style-name="T4">۱</text:span><text:span text:style-name="T1">لذِينَ "تَّقَواْ وَّنَذَرُ </text:span><text:span text:style-name="T4">۴</text:span><text:span text:style-name="T1">لظَّـٰلِمِينَ فِيهَا جُثِيّاًؐ </text:span><text:span text:style-name="T2">(72)</text:span><text:span text:style-name="T1"> وَإِذَا تُتْلۭــيٰ عَلَيْهِمُ; ءَايَـٰتُنَا بَيِّنَـٰــتٍ قَالَ </text:span><text:span text:style-name="T4">۰</text:span><text:span text:style-name="T1">لذِيــنَ كَفَرُواْ لِلذِيــنَ ءَامَنُوٓاْ أَيُّ </text:span><text:span text:style-name="T4">۴</text:span><text:span text:style-name="T1">لْفَرۣيقَيْــنۣ خَيْرٌ مَّقَاماً وَأَحْسَنُ نَدِيّاًؐ </text:span><text:span text:style-name="T2">(73)</text:span><text:span text:style-name="T1"> وَكَمَ اَهْلَكْنَا قَبْلَهُم مِّن قَرْنٖ هُمُ; أَحْسَنُ أَثَـٰثاً </text:span><text:soft-page-break/><text:span text:style-name="T1">وَرۣءْياًؐ </text:span><text:span text:style-name="T2">(74)</text:span><text:span text:style-name="T1"> ® قُـلْ مَن كَانَ فِى </text:span><text:span text:style-name="T4">۱</text:span><text:span text:style-name="T1">لضَّچَلَةِ فَلْيَمْدُدْ لَهُ </text:span><text:span text:style-name="T4">۴</text:span><text:span text:style-name="T1">لرَّحْمَـٰــنُ مَدّاٗؐ </text:span><text:span text:style-name="T2">(75)</text:span><text:span text:style-name="T1"> حَتَّيٰٓ إِذَا رَأَوْاْ مَا يُوعَدُونَ إِمَّا </text:span><text:span text:style-name="T4">۰</text:span><text:span text:style-name="T1">لْعَذَابَ وَإِمَّا </text:span><text:span text:style-name="T4">۰</text:span><text:span text:style-name="T1">لسَّاعَةَ فَسَيَعْلَمُونَ مَنْ هُوَ شَرٌّ مَّكَاناً وَأَضْعَفُ جُنداًؐ </text:span><text:span text:style-name="T2">(76)</text:span><text:span text:style-name="T1"> وَيَزۣيدُ </text:span><text:span text:style-name="T4">۴</text:span><text:span text:style-name="T1">للَّهُ </text:span><text:span text:style-name="T4">۴</text:span><text:span text:style-name="T1">لذِينَ "هْتَدَوْاْ هُديًؐ وَالْبَـٰقِيَـٰـــتُ </text:span><text:span text:style-name="T4">۴</text:span><text:span text:style-name="T1">ڤصَّـٰڤِحَـٰتُ خَيْر٘ عِندَ رَبِّــكَ ثَوَاباً وَخَيْرٌ مَّرَدّاٗؐ </text:span><text:span text:style-name="T2">(77)</text:span><text:span text:style-name="T1"> اَفَرَ×يْتَ </text:span><text:span text:style-name="T4">۰ﻟ﮲</text:span><text:span text:style-name="T1"> كَفَرَ بِـَٔايَـٰتِنَا وَقَالَ لُءَوتَيَــنَّ مَالًا وَوَلَداٗ </text:span><text:span text:style-name="T2">(78)</text:span><text:span text:style-name="T1"> اَطَّلَعَ </text:span><text:span text:style-name="T4">۰</text:span><text:span text:style-name="T1">لْغَيْبَ أَمِ 'تَّخَذَ عِندَ </text:span><text:span text:style-name="T4">۰</text:span><text:span text:style-name="T1">لرَّحْمَـٰــنۣ عَهْداً </text:span><text:span text:style-name="T2">(79)</text:span><text:span text:style-name="T1"> كَلؐاَّ سَنَكْتُــبُ مَا يَقُولُ وَنَمُدُّ لَهُ„ مِــنَ </text:span><text:span text:style-name="T4">۰</text:span><text:span text:style-name="T1">لْعَذَابِ مَدّاًؐ </text:span><text:span text:style-name="T2">(80)</text:span><text:span text:style-name="T1"> وَنَرۣثُهُ„ مَا يَقُولُ وَيَاتِينَا فَرْداًؐ </text:span><text:span text:style-name="T2">(81)</text:span><text:span text:style-name="T1"> وَاتَّخَذُواْ مِن دُونِ </text:span><text:span text:style-name="T4">۱</text:span><text:span text:style-name="T1">للَّهِ ءَالِهَةً لِّيَكُونُواْ لَهُمْ عِزّاً </text:span><text:span text:style-name="T2">(82)</text:span><text:span text:style-name="T1"> كَلؐاَّ سَيَكْفُرُونَ بِعِبَادَتِهِمْ وَيَكُونُونَ عَلَيْهِمْ ضِدّاٗؐ </text:span><text:span text:style-name="T2">(83)</text:span><text:span text:style-name="T1"> اَلَمْ تَرَ أَنَّـآ أَرْسَلْنَا </text:span><text:span text:style-name="T4">۰</text:span><text:span text:style-name="T1">لشَّيَـٰطِينَ عَلَــي </text:span><text:span text:style-name="T4">۰</text:span><text:span text:style-name="T1">لْكۭـٰفِـرۣينَ تَؤُزُّهُمُ; أَزّاًؐ </text:span><text:span text:style-name="T2">(84)</text:span><text:span text:style-name="T1"> فَلاَ تَعْجَــلْ عَلَيْهِمُؐ; إِنَّمَا نَعُدُّ لَهُمْ عَدّاًؐ </text:span><text:span text:style-name="T2">(85)</text:span><text:span text:style-name="T1"> يَوْمَ نَحْشُرُ </text:span><text:span text:style-name="T4">۴</text:span><text:span text:style-name="T1">لْمُتَّقِينَ إِلَي </text:span><text:span text:style-name="T4">۰</text:span><text:span text:style-name="T1">لرَّحْمَـٰنِ وَفْداً </text:span><text:span text:style-name="T2">(86)</text:span><text:span text:style-name="T1"> وَنَسُوقُ </text:span><text:span text:style-name="T4">۴</text:span><text:span text:style-name="T1">ڤْمُجْرۣمِيــنَ إِلَيٰ جَهَنَّمَ وۣرْداًؐ </text:span><text:span text:style-name="T2">(87)</text:span><text:span text:style-name="T1"> لاَّ يَمْلِكُونَ </text:span><text:span text:style-name="T4">۰</text:span><text:span text:style-name="T1">لشَّفَـٰعَةَ إِلاَّ مَـنِ 'تَّخَذَ عِندَ </text:span><text:span text:style-name="T4">۰</text:span><text:span text:style-name="T1">لرَّحْمَـٰــنۣ عَهْداًؐ </text:span><text:span text:style-name="T2">(88)</text:span><text:span text:style-name="T1"> وَقَالُواْ èتَّخَذَ </text:span><text:span text:style-name="T4">۰</text:span><text:span text:style-name="T1">لرَّحْمَـٰنُ وَلَداًؐ </text:span><text:span text:style-name="T2">(89)</text:span><text:span text:style-name="T1"> لَّقَدْ جِيؔتُمْ شَيْـٔاٗ اِدّاً </text:span><text:span text:style-name="T2">(90)</text:span><text:span text:style-name="T1"> يَكَادُ </text:span><text:span text:style-name="T4">۴</text:span><text:span text:style-name="T1">لسَّمَـٰوَ؛تُ يَتَفَطَّرْنَ مِنْهُ وَتَنشَــقُّ </text:span><text:span text:style-name="T4">۴</text:span><text:span text:style-name="T1">لاَرْضُ وَتَخِرُّ </text:span><text:span text:style-name="T4">۴</text:span><text:span text:style-name="T1">لْجِبَالُ هَدّاٗ </text:span><text:span text:style-name="T2">(91)</text:span><text:span text:style-name="T1"> اَن دَعَوْاْ لِلرَّحْمَـٰنِ وَلَداًؐ </text:span><text:span text:style-name="T2">(92)</text:span><text:span text:style-name="T1"> وَمَا يَنۢبَغِى لِلرَّحْمَـٰنِ أَنْ يَّتَّخِذَ وَلَداٗؐ </text:span><text:span text:style-name="T2">(93)</text:span><text:span text:style-name="T1"> اِننن كُلُّ مَن فِى </text:span><text:span text:style-name="T4">۱</text:span><text:span text:style-name="T1">لسَّمَـٰوَ؛تتتِ وَالاَرْضِ إِلٓاَّ ءَاتِى </text:span><text:span text:style-name="T4">۱</text:span><text:span text:style-name="T1">لرَّحْمَـٰنِ عَبْداًؐ </text:span><text:span text:style-name="T2">(94)</text:span><text:span text:style-name="T1"> لَّقَدَ اَحْصۭيٰهُمْ وَعَدَّهُمْ عَدّاًؐ </text:span><text:span text:style-name="T2">(95)</text:span><text:span text:style-name="T1"> وَكُلُّهُمُ; ءَاتِيهِ يَوْمَ </text:span><text:span text:style-name="T4">۰</text:span><text:span text:style-name="T1">لْقِيَـٰمَةِ فَرْداٗؐ </text:span><text:span text:style-name="T2">(96)</text:span><text:span text:style-name="T1"> اِنَّ </text:span><text:span text:style-name="T4">۰</text:span><text:span text:style-name="T1">لذِيــنَ ءَامَنُواْ وَعَمِلُواْ </text:span><text:span text:style-name="T4">۴</text:span><text:span text:style-name="T1">ڤصَّـٰڤِحَـٰــتِ سَيَجْعَــلُ لَهُمُ </text:span><text:span text:style-name="T4">۴</text:span><text:span text:style-name="T1">لرَّحْمَـٰنُ وُدّاًؐ </text:span><text:span text:style-name="T2">(97)</text:span><text:span text:style-name="T1"> فَإِنَّمَا يَسَّرْنَـٰهُ بِلِسَانِــكَ لِتُبَشِّرَ بِهِ </text:span><text:span text:style-name="T4">۱</text:span><text:span text:style-name="T1">لْمُتَّقِينَ وَتُنذِرَ بِهِ” قَوْماً </text:span><text:soft-page-break/><text:span text:style-name="T1">لُّدّاًؐ </text:span><text:span text:style-name="T2">(98)</text:span><text:span text:style-name="T1"> وَكَمَ اَهْلَكْنَا قَبْلَهُم مِّن قَرْنٖ هَـلْ تُحِسُّ مِنْهُم مِّــنَ اَحَدٖ اَوْ تَسْمَعُ لَهُمْ رۣكْزاً </text:span><text:span text:style-name="T2">(99)</text:span><text:bookmark-end text:name="__DdeLink__33351_394981166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2:13:32.672834976</meta:creation-date>
    <dc:date>2025-02-27T22:15:25.346926619</dc:date>
    <meta:editing-duration>PT1M55S</meta:editing-duration>
    <meta:editing-cycles>1</meta:editing-cycles>
    <meta:document-statistic meta:table-count="0" meta:image-count="0" meta:object-count="0" meta:page-count="6" meta:paragraph-count="2" meta:word-count="1072" meta:character-count="5782" meta:non-whitespace-character-count="4712"/>
    <meta:generator>LibreOffice/24.8.2.1$Linux_X86_64 LibreOffice_project/0f794b6e29741098670a3b95d60478a65d05ef13</meta:generator>
  </office:meta>
</office:document-meta>
</file>